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measure">
      <style:graphic-properties draw:textarea-vertical-align="middle"/>
    </style:style>
    <style:style style:name="gr2" style:family="graphic" style:parent-style-name="standard">
      <style:graphic-properties svg:stroke-color="#000000" draw:fill="none" draw:textarea-horizontal-align="justify" draw:textarea-vertical-align="middle" draw:auto-grow-height="false" fo:min-height="25.75cm" fo:min-width="0.2cm"/>
    </style:style>
    <style:style style:name="gr3" style:family="graphic" style:parent-style-name="measure" style:list-style-name="L1">
      <style:graphic-properties draw:textarea-vertical-align="middle" draw:line-distance="1.366cm"/>
    </style:style>
    <style:style style:name="gr4" style:family="graphic" style:parent-style-name="standard">
      <style:graphic-properties svg:stroke-color="#000000" draw:fill="none" draw:textarea-horizontal-align="justify" draw:textarea-vertical-align="middle" draw:auto-grow-height="false" fo:min-height="0.45cm" fo:min-width="6.1cm"/>
    </style:style>
    <style:style style:name="gr5" style:family="graphic" style:parent-style-name="measure" style:list-style-name="L1">
      <style:graphic-properties draw:textarea-vertical-align="middle" draw:line-distance="1.4cm" draw:placing="below"/>
    </style:style>
    <style:style style:name="gr6" style:family="graphic" style:parent-style-name="measure" style:list-style-name="L1">
      <style:graphic-properties draw:textarea-vertical-align="middle" draw:line-distance="2.7cm"/>
    </style:style>
    <style:style style:name="gr7" style:family="graphic" style:parent-style-name="measure" style:list-style-name="L1">
      <style:graphic-properties draw:textarea-vertical-align="middle" draw:line-distance="1.2cm"/>
    </style:style>
    <style:style style:name="gr8" style:family="graphic" style:parent-style-name="measure" style:list-style-name="L1">
      <style:graphic-properties draw:textarea-vertical-align="middle" draw:line-distance="1.3cm" draw:placing="below"/>
    </style:style>
    <style:style style:name="gr9" style:family="graphic" style:parent-style-name="measure" style:list-style-name="L1">
      <style:graphic-properties draw:textarea-vertical-align="middle" draw:line-distance="2.6cm"/>
    </style:style>
    <style:style style:name="gr10" style:family="graphic" style:parent-style-name="standard">
      <style:graphic-properties draw:stroke="dash" draw:stroke-dash="Fine_20_Dashed" svg:stroke-color="#000000" draw:fill="hatch" draw:fill-hatch-name="Black_20_45_20_Degrees" draw:fill-hatch-solid="false" draw:opacity="30%" draw:textarea-horizontal-align="justify" draw:textarea-vertical-align="middle" draw:auto-grow-height="false" fo:min-height="5.75cm" fo:min-width="7.5cm" draw:shadow-opacity="30%"/>
    </style:style>
    <style:style style:name="gr11" style:family="graphic" style:parent-style-name="measure" style:list-style-name="L1">
      <style:graphic-properties draw:textarea-vertical-align="middle" draw:line-distance="1.4cm" draw:placing="below"/>
    </style:style>
    <style:style style:name="gr12" style:family="graphic" style:parent-style-name="standard">
      <style:graphic-properties draw:stroke="none" svg:stroke-color="#000000" draw:fill="none" draw:fill-color="#ffffff" fo:min-height="2.134cm"/>
    </style:style>
    <style:style style:name="gr13" style:family="graphic" style:parent-style-name="standard">
      <style:graphic-properties draw:stroke="dash" draw:stroke-dash="Fine_20_Dashed" svg:stroke-color="#000000" draw:fill="hatch" draw:fill-hatch-name="Black_20_45_20_Degrees" draw:fill-hatch-solid="false" draw:opacity="30%" draw:textarea-horizontal-align="justify" draw:textarea-vertical-align="middle" draw:auto-grow-height="false" fo:min-height="5.75cm" fo:min-width="0cm" draw:shadow-opacity="30%"/>
    </style:style>
    <style:style style:name="gr14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 fo:min-height="0.45cm" fo:min-width="0.2cm"/>
    </style:style>
    <style:style style:name="gr15" style:family="graphic" style:parent-style-name="standard">
      <style:graphic-properties draw:stroke="dash" draw:stroke-dash="Fine_20_Dashed" svg:stroke-color="#000000" draw:fill="hatch" draw:fill-hatch-name="Black_20_45_20_Degrees" draw:fill-hatch-solid="false" draw:opacity="30%" draw:textarea-horizontal-align="justify" draw:textarea-vertical-align="middle" draw:auto-grow-height="false" fo:min-height="17.85cm" fo:min-width="0.2cm" draw:shadow-opacity="30%"/>
    </style:style>
    <style:style style:name="gr16" style:family="graphic" style:parent-style-name="standard">
      <style:graphic-properties draw:stroke="dash" draw:stroke-dash="Fine_20_Dashed" svg:stroke-color="#000000" draw:fill="hatch" draw:fill-hatch-name="Black_20_45_20_Degrees" draw:fill-hatch-solid="false" draw:opacity="30%" draw:textarea-horizontal-align="justify" draw:textarea-vertical-align="middle" draw:auto-grow-height="false" fo:min-height="17.75cm" fo:min-width="0cm" draw:shadow-opacity="30%"/>
    </style:style>
    <style:style style:name="gr17" style:family="graphic" style:parent-style-name="standard">
      <style:graphic-properties draw:stroke="dash" draw:stroke-dash="Fine_20_Dashed" svg:stroke-color="#000000" draw:fill="hatch" draw:fill-hatch-name="Black_20_-45_20_Degrees" draw:fill-hatch-solid="false" draw:opacity="10%" draw:textarea-horizontal-align="justify" draw:textarea-vertical-align="middle" draw:auto-grow-height="false" fo:min-height="17.75cm" fo:min-width="6.8cm" draw:shadow-opacity="10%"/>
    </style:style>
    <style:style style:name="gr18" style:family="graphic" style:parent-style-name="standard">
      <style:graphic-properties draw:stroke="none" svg:stroke-color="#000000" draw:fill="none" draw:fill-color="#ffffff" fo:min-height="0.85cm"/>
    </style:style>
    <style:style style:name="gr19" style:family="graphic" style:parent-style-name="standard">
      <style:graphic-properties svg:stroke-color="#000000" draw:fill="none" draw:textarea-horizontal-align="justify" draw:textarea-vertical-align="middle" draw:auto-grow-height="false" fo:min-height="0cm" fo:min-width="0cm"/>
    </style:style>
    <style:style style:name="gr20" style:family="graphic" style:parent-style-name="measure" style:list-style-name="L1">
      <style:graphic-properties draw:textarea-vertical-align="middle" draw:line-distance="1.4cm" draw:placing="below"/>
    </style:style>
    <style:style style:name="gr21" style:family="graphic" style:parent-style-name="measure" style:list-style-name="L1">
      <style:graphic-properties draw:textarea-vertical-align="middle" draw:line-distance="1.5cm" draw:placing="below"/>
    </style:style>
    <style:style style:name="gr22" style:family="graphic" style:parent-style-name="measure" style:list-style-name="L1">
      <style:graphic-properties draw:textarea-vertical-align="middle" draw:line-distance="1.4cm" draw:placing="below"/>
    </style:style>
    <style:style style:name="gr23" style:family="graphic" style:parent-style-name="measure" style:list-style-name="L1">
      <style:graphic-properties draw:textarea-vertical-align="middle" draw:line-distance="3cm" draw:placing="below"/>
    </style:style>
    <style:style style:name="gr24" style:family="graphic" style:parent-style-name="measure" style:list-style-name="L1">
      <style:graphic-properties draw:textarea-vertical-align="middle" draw:line-distance="1.4cm" draw:placing="below"/>
    </style:style>
    <style:style style:name="P1" style:family="paragraph">
      <style:paragraph-properties fo:margin-left="0cm" fo:margin-right="0cm" fo:margin-top="0cm" fo:margin-bottom="0cm" fo:line-height="100%" fo:text-align="center" fo:text-indent="0cm"/>
    </style:style>
    <style:style style:name="P2" style:family="paragraph"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5" style:family="paragraph">
      <loext:graphic-properties draw:fill="hatch" draw:fill-hatch-name="Black_20_45_20_Degrees" draw:fill-hatch-solid="false" draw:opacity="30%"/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hatch" draw:fill-hatch-name="Black_20_-45_20_Degrees" draw:fill-hatch-solid="false" draw:opacity="10%"/>
      <style:paragraph-properties fo:text-align="cente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measure draw:style-name="gr1" draw:text-style-name="P2" draw:layer="measurelines" svg:x1="16.401cm" svg:y1="7.8cm" svg:x2="17.101cm" svg:y2="7.8cm">
          <text:p text:style-name="P1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2" draw:text-style-name="P3" draw:layer="layout" svg:width="0.7cm" svg:height="26cm" svg:x="9.1cm" svg:y="7.8cm">
          <text:p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0.7cm" svg:height="26cm" svg:x="16.4cm" svg:y="7.8cm">
          <text:p/>
          <draw:enhanced-geometry svg:viewBox="0 0 21600 21600" draw:type="rectangle" draw:enhanced-path="M 0 0 L 21600 0 21600 21600 0 21600 0 0 Z N"/>
        </draw:custom-shape>
        <draw:measure draw:style-name="gr3" draw:text-style-name="P4" draw:layer="layout" svg:x1="9.1cm" svg:y1="6.966cm" svg:x2="17.1cm" svg:y2="6.966cm">
          <text:p text:style-name="P4"><text:span text:style-name="T1"><text:measure text:kind="gap"/></text:span><text:span text:style-name="T1"><text:measure text:kind="value">8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4" draw:text-style-name="P3" draw:layer="layout" svg:width="6.6cm" svg:height="0.7cm" svg:x="9.8cm" svg:y="28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3" draw:layer="layout" svg:width="6.6cm" svg:height="0.7cm" svg:x="9.8cm" svg:y="8cm">
          <text:p/>
          <draw:enhanced-geometry svg:viewBox="0 0 21600 21600" draw:type="rectangle" draw:enhanced-path="M 0 0 L 21600 0 21600 21600 0 21600 0 0 Z N"/>
        </draw:custom-shape>
        <draw:measure draw:style-name="gr1" draw:text-style-name="P2" draw:layer="layout" svg:x1="9.101cm" svg:y1="7.8cm" svg:x2="9.801cm" svg:y2="7.8cm">
          <text:p text:style-name="P1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5" draw:text-style-name="P4" draw:layer="layout" svg:x1="16.4cm" svg:y1="29.4cm" svg:x2="16.4cm" svg:y2="28.7cm">
          <text:p text:style-name="P4"><text:span text:style-name="T1"><text:measure text:kind="gap"/></text:span><text:span text:style-name="T1"><text:measure text:kind="value">7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6" draw:text-style-name="P4" draw:layer="layout" svg:x1="16.4cm" svg:y1="28.7cm" svg:x2="16.4cm" svg:y2="33.8cm">
          <text:p text:style-name="P4"><text:span text:style-name="T1"><text:measure text:kind="gap"/></text:span><text:span text:style-name="T1"><text:measure text:kind="value">51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7" draw:text-style-name="P4" draw:layer="layout" svg:x1="9.8cm" svg:y1="7.6cm" svg:x2="16.4cm" svg:y2="7.6cm">
          <text:p text:style-name="P4"><text:span text:style-name="T1"><text:measure text:kind="gap"/></text:span><text:span text:style-name="T1"><text:measure text:kind="value">66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8" draw:text-style-name="P4" draw:layer="layout" svg:x1="17.1cm" svg:y1="8cm" svg:x2="17.1cm" svg:y2="7.8cm">
          <text:p text:style-name="P4"><text:span text:style-name="T1"><text:measure text:kind="gap"/></text:span><text:span text:style-name="T1"><text:measure text:kind="value">2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9" draw:text-style-name="P4" draw:layer="layout" svg:x1="17.1cm" svg:y1="7.8cm" svg:x2="17.1cm" svg:y2="33.8cm">
          <text:p text:style-name="P4"><text:span text:style-name="T1"><text:measure text:kind="gap"/></text:span><text:span text:style-name="T1"><text:measure text:kind="value">26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10" draw:text-style-name="P5" draw:layer="layout" svg:width="8cm" svg:height="6cm" svg:x="9.1cm" svg:y="27.8cm">
          <text:p/>
          <draw:enhanced-geometry svg:viewBox="0 0 21600 21600" draw:type="rectangle" draw:enhanced-path="M 0 0 L 21600 0 21600 21600 0 21600 0 0 Z N"/>
        </draw:custom-shape>
        <draw:measure draw:style-name="gr11" draw:text-style-name="P4" draw:layer="layout" svg:x1="9cm" svg:y1="27.8cm" svg:x2="9cm" svg:y2="33.8cm">
          <text:p text:style-name="P4"><text:span text:style-name="T1"><text:measure text:kind="gap"/></text:span><text:span text:style-name="T1"><text:measure text:kind="value">6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frame draw:style-name="gr12" draw:text-style-name="P6" draw:layer="layout" svg:width="5.2cm" svg:height="2.384cm" svg:x="10.7cm" svg:y="30.9cm">
          <draw:text-box>
            <text:p>Bretter hier draufschrauben</text:p>
          </draw:text-box>
        </draw:frame>
        <draw:custom-shape draw:style-name="gr2" draw:text-style-name="P3" draw:layer="layout" svg:width="0.7cm" svg:height="26cm" svg:x="24.6cm" svg:y="7.8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5" draw:layer="layout" svg:width="0.3cm" svg:height="6cm" svg:x="24.3cm" svg:y="27.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7cm" svg:height="0.7cm" svg:x="24.6cm" svg:y="8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3" draw:layer="layout" svg:width="0.7cm" svg:height="0.7cm" svg:x="24.6cm" svg:y="28.7cm">
          <text:p/>
          <draw:enhanced-geometry svg:viewBox="0 0 21600 21600" draw:type="rectangle" draw:enhanced-path="M 0 0 L 21600 0 21600 21600 0 21600 0 0 Z N"/>
        </draw:custom-shape>
        <draw:custom-shape draw:style-name="gr15" draw:text-style-name="P5" draw:layer="layout" svg:width="0.7cm" svg:height="18.1cm" svg:x="16.4cm" svg:y="9.7cm">
          <text:p/>
          <draw:enhanced-geometry svg:viewBox="0 0 21600 21600" draw:type="rectangle" draw:enhanced-path="M 0 0 L 21600 0 21600 21600 0 21600 0 0 Z N"/>
        </draw:custom-shape>
        <draw:custom-shape draw:style-name="gr16" draw:text-style-name="P5" draw:layer="layout" svg:width="0.3cm" svg:height="18cm" svg:x="24.3cm" svg:y="9.8cm">
          <text:p/>
          <draw:enhanced-geometry svg:viewBox="0 0 21600 21600" draw:type="rectangle" draw:enhanced-path="M 0 0 L 21600 0 21600 21600 0 21600 0 0 Z N"/>
        </draw:custom-shape>
        <draw:custom-shape draw:style-name="gr17" draw:text-style-name="P7" draw:layer="layout" svg:width="7.3cm" svg:height="18cm" svg:x="9.1cm" svg:y="9.7cm">
          <text:p/>
          <draw:enhanced-geometry svg:viewBox="0 0 21600 21600" draw:type="rectangle" draw:enhanced-path="M 0 0 L 21600 0 21600 21600 0 21600 0 0 Z N"/>
        </draw:custom-shape>
        <draw:frame draw:style-name="gr18" draw:text-style-name="P6" draw:layer="layout" svg:width="2.5cm" svg:height="1.1cm" svg:x="12cm" svg:y="17cm">
          <draw:text-box>
            <text:p>Türe</text:p>
          </draw:text-box>
        </draw:frame>
        <draw:custom-shape draw:style-name="gr19" draw:text-style-name="P3" draw:layer="layout" svg:width="0.132cm" svg:height="0.132cm" svg:x="24.877cm" svg:y="30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20" draw:text-style-name="P4" draw:layer="layout" svg:x1="24.849cm" svg:y1="30.872cm" svg:x2="24.849cm" svg:y2="30.734cm">
          <text:p text:style-name="P4"><text:span text:style-name="T1"><text:measure text:kind="gap"/></text:span><text:span text:style-name="T1">1,4 </text:span><text:span text:style-name="T1"><text:measure text:kind="unit">cm</text:measure></text:span><text:span text:style-name="T1"><text:measure text:kind="gap"/></text:span></text:p>
        </draw:measure>
        <draw:measure draw:style-name="gr1" draw:text-style-name="P2" draw:layer="layout" svg:x1="24.593cm" svg:y1="30.906cm" svg:x2="24.943cm" svg:y2="30.907cm">
          <text:p text:style-name="P1"><text:span text:style-name="T1"><text:measure text:kind="gap"/></text:span><text:span text:style-name="T1"><text:measure text:kind="value">3.5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21" draw:text-style-name="P4" draw:layer="layout" svg:x1="25.045cm" svg:y1="30.806cm" svg:x2="25.045cm" svg:y2="33.806cm">
          <text:p text:style-name="P4"><text:span text:style-name="T1"><text:measure text:kind="gap"/></text:span><text:span text:style-name="T1"><text:measure text:kind="value">3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custom-shape draw:style-name="gr19" draw:text-style-name="P3" draw:layer="layout" svg:width="0.132cm" svg:height="0.132cm" svg:x="24.884cm" svg:y="12.73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measure draw:style-name="gr22" draw:text-style-name="P4" draw:layer="layout" svg:x1="24.856cm" svg:y1="12.872cm" svg:x2="24.856cm" svg:y2="12.734cm">
          <text:p text:style-name="P4"><text:span text:style-name="T1"><text:measure text:kind="gap"/></text:span><text:span text:style-name="T1">1,4 </text:span><text:span text:style-name="T1"><text:measure text:kind="unit">cm</text:measure></text:span><text:span text:style-name="T1"><text:measure text:kind="gap"/></text:span></text:p>
        </draw:measure>
        <draw:measure draw:style-name="gr1" draw:text-style-name="P2" draw:layer="layout" svg:x1="24.593cm" svg:y1="12.906cm" svg:x2="24.95cm" svg:y2="12.907cm">
          <text:p text:style-name="P1"><text:span text:style-name="T1"><text:measure text:kind="gap"/></text:span><text:span text:style-name="T1">3,5 </text:span><text:span text:style-name="T1"><text:measure text:kind="unit">cm</text:measure></text:span><text:span text:style-name="T1"><text:measure text:kind="gap"/></text:span></text:p>
        </draw:measure>
        <draw:measure draw:style-name="gr23" draw:text-style-name="P4" draw:layer="layout" svg:x1="25.048cm" svg:y1="12.806cm" svg:x2="25.048cm" svg:y2="33.806cm">
          <text:p text:style-name="P4"><text:span text:style-name="T1"><text:measure text:kind="gap"/></text:span><text:span text:style-name="T1"><text:measure text:kind="value">21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  <draw:measure draw:style-name="gr24" draw:text-style-name="P4" draw:layer="layout" svg:x1="8.9cm" svg:y1="9.7cm" svg:x2="8.864cm" svg:y2="27.7cm">
          <text:p text:style-name="P4"><text:span text:style-name="T1"><text:measure text:kind="gap"/></text:span><text:span text:style-name="T1"><text:measure text:kind="value">180</text:measure></text:span><text:span text:style-name="T1"> </text:span><text:span text:style-name="T1"><text:measure text:kind="unit">cm</text:measure></text:span><text:span text:style-name="T1"><text:measure text:kind="gap"/>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hatch draw:name="Black_20_-45_20_Degrees" draw:display-name="Black -45 Degrees" draw:style="single" draw:color="#000000" draw:distance="0.102cm" draw:rotation="3150"/>
    <draw:hatch draw:name="Black_20_45_20_Degrees" draw:display-name="Black 45 Degrees" draw:style="single" draw:color="#000000" draw:distance="0.102cm" draw:rotation="450"/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4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christian </meta:initial-creator>
    <meta:creation-date>2017-07-27T06:01:04.310398635</meta:creation-date>
    <dc:date>2017-08-03T21:04:22.122414048</dc:date>
    <dc:creator>christian </dc:creator>
    <meta:editing-duration>PT20M52S</meta:editing-duration>
    <meta:editing-cycles>8</meta:editing-cycles>
    <meta:generator>LibreOffice/5.0.3.2$Linux_X86_64 LibreOffice_project/00m0$Build-2</meta:generator>
    <meta:document-statistic meta:object-count="32"/>
  </office:meta>
</office:document-meta>
</file>